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color="#c9211e" loext:opacity="100%"/>
    </style:style>
    <style:style style:name="P2" style:family="paragraph" style:parent-style-name="Standard">
      <style:paragraph-properties fo:text-align="start" style:justify-single-word="false" style:writing-mode="lr-tb"/>
      <style:text-properties fo:color="#c9211e" loext:opacity="100%" style:font-name="Noto Serif" fo:font-size="11pt" fo:font-style="italic" fo:font-weight="normal" officeooo:rsid="00226120" officeooo:paragraph-rsid="00226120" style:font-size-asian="9.60000038146973pt" style:font-style-asian="italic" style:font-weight-asian="normal" style:font-size-complex="11pt" style:font-style-complex="italic" style:font-weight-complex="normal"/>
    </style:style>
    <style:style style:name="P3" style:family="paragraph" style:parent-style-name="Text_20_body">
      <style:text-properties fo:color="#c9211e" loext:opacity="100%"/>
    </style:style>
    <style:style style:name="P4" style:family="paragraph" style:parent-style-name="Standard">
      <style:paragraph-properties fo:text-align="start" style:justify-single-word="false"/>
      <style:text-properties style:font-name="Noto Serif" fo:font-size="11pt" fo:font-weight="normal" officeooo:rsid="000ed480" officeooo:paragraph-rsid="000ed480"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Noto Serif" fo:font-size="11pt" fo:font-weight="normal" officeooo:rsid="000fe9bd" officeooo:paragraph-rsid="000fe9bd"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Noto Serif" fo:font-size="11pt" fo:font-weight="normal" officeooo:rsid="000e4622" officeooo:paragraph-rsid="000e4622"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Noto Serif" fo:font-size="11pt" fo:font-weight="normal" officeooo:rsid="000e4622" officeooo:paragraph-rsid="000e4622"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Noto Serif" fo:font-size="15pt" fo:font-weight="bold" officeooo:rsid="000e4622" officeooo:paragraph-rsid="000e4622" style:font-size-asian="13.1000003814697pt" style:font-weight-asian="bold"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loext:opacity="100%" style:font-name="Noto Serif" fo:font-size="11pt" fo:font-weight="normal" officeooo:rsid="001519e6" officeooo:paragraph-rsid="001d4927" style:font-size-asian="9.60000038146973pt" style:font-weight-asian="normal" style:font-size-complex="11pt" style:font-weight-complex="normal"/>
    </style:style>
    <style:style style:name="P10" style:family="paragraph" style:parent-style-name="Standard">
      <style:paragraph-properties fo:text-align="start" style:justify-single-word="false" style:writing-mode="lr-tb"/>
      <style:text-properties fo:color="#000000" loext:opacity="100%" style:font-name="Noto Serif" fo:font-size="11pt" fo:font-weight="normal" officeooo:rsid="001519e6" officeooo:paragraph-rsid="001d4927" style:font-size-asian="9.60000038146973pt" style:font-weight-asian="normal" style:font-size-complex="11pt" style:font-weight-complex="normal"/>
    </style:style>
    <style:style style:name="P11" style:family="paragraph" style:parent-style-name="Standard">
      <style:paragraph-properties fo:text-align="start" style:justify-single-word="false" style:writing-mode="lr-tb"/>
      <style:text-properties fo:color="#000000" loext:opacity="100%" style:font-name="Noto Serif" fo:font-size="11pt" fo:font-weight="normal" officeooo:rsid="002159af" officeooo:paragraph-rsid="002159af" style:font-size-asian="9.60000038146973pt" style:font-weight-asian="normal" style:font-size-complex="11pt" style:font-weight-complex="normal"/>
    </style:style>
    <style:style style:name="P12" style:family="paragraph" style:parent-style-name="Standard">
      <style:paragraph-properties fo:text-align="start" style:justify-single-word="false" style:writing-mode="lr-tb"/>
      <style:text-properties fo:color="#000000" loext:opacity="100%" style:font-name="Noto Serif" fo:font-size="11pt" fo:font-weight="normal" officeooo:rsid="002159af" officeooo:paragraph-rsid="0023acad" style:font-size-asian="9.60000038146973pt" style:font-weight-asian="normal" style:font-size-complex="11pt" style:font-weight-complex="normal"/>
    </style:style>
    <style:style style:name="P13" style:family="paragraph" style:parent-style-name="Standard">
      <style:paragraph-properties fo:text-align="start" style:justify-single-word="false" style:writing-mode="lr-tb"/>
      <style:text-properties officeooo:paragraph-rsid="0023acad"/>
    </style:style>
    <style:style style:name="P14" style:family="paragraph" style:parent-style-name="Standard">
      <style:paragraph-properties fo:text-align="start" style:justify-single-word="false" style:writing-mode="lr-tb"/>
      <style:text-properties officeooo:paragraph-rsid="00250e0a"/>
    </style:style>
    <style:style style:name="P15" style:family="paragraph" style:parent-style-name="Standard">
      <style:paragraph-properties fo:text-align="start" style:justify-single-word="false" fo:break-before="page" style:writing-mode="lr-tb"/>
      <style:text-properties fo:color="#00b000" loext:opacity="100%" style:font-name="Noto Serif" fo:font-size="11pt" fo:font-weight="normal" officeooo:rsid="002159af" officeooo:paragraph-rsid="002159af" style:font-size-asian="9.60000038146973pt" style:font-weight-asian="normal" style:font-size-complex="11pt" style:font-weight-complex="normal"/>
    </style:style>
    <style:style style:name="P16" style:family="paragraph" style:parent-style-name="Standard">
      <style:paragraph-properties fo:text-align="start" style:justify-single-word="false" style:writing-mode="lr-tb"/>
      <style:text-properties fo:color="#00b000" loext:opacity="100%" style:font-name="Noto Serif" fo:font-size="11pt" fo:font-weight="normal" officeooo:rsid="002159af" officeooo:paragraph-rsid="002159af" style:font-size-asian="9.60000038146973pt" style:font-weight-asian="normal" style:font-size-complex="11pt" style:font-weight-complex="normal"/>
    </style:style>
    <style:style style:name="P17" style:family="paragraph" style:parent-style-name="Standard">
      <style:paragraph-properties fo:text-align="start" style:justify-single-word="false" style:writing-mode="lr-tb"/>
      <style:text-properties fo:color="#00b000" loext:opacity="100%" style:font-name="Noto Serif" fo:font-size="11pt" fo:font-weight="normal" officeooo:rsid="002159af" officeooo:paragraph-rsid="0023acad" style:font-size-asian="9.60000038146973pt" style:font-weight-asian="normal" style:font-size-complex="11pt" style:font-weight-complex="normal"/>
    </style:style>
    <style:style style:name="P18" style:family="paragraph" style:parent-style-name="Standard">
      <style:paragraph-properties fo:text-align="start" style:justify-single-word="false" style:writing-mode="lr-tb"/>
      <style:text-properties fo:color="#00b000" loext:opacity="100%" officeooo:paragraph-rsid="0023acad"/>
    </style:style>
    <style:style style:name="P19" style:family="paragraph" style:parent-style-name="Standard">
      <style:paragraph-properties fo:text-align="start" style:justify-single-word="false" style:writing-mode="lr-tb"/>
      <style:text-properties fo:color="#c9211e" loext:opacity="100%" style:font-name="Noto Serif" fo:font-size="11pt" fo:font-style="normal" fo:font-weight="normal" officeooo:rsid="00226120" officeooo:paragraph-rsid="00226120"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writing-mode="lr-tb"/>
      <style:text-properties fo:color="#00b000" loext:opacity="100%" officeooo:paragraph-rsid="00250e0a"/>
    </style:style>
    <style:style style:name="P21" style:family="paragraph" style:parent-style-name="Text_20_body" style:list-style-name="L1"/>
    <style:style style:name="P22" style:family="paragraph" style:parent-style-name="Text_20_body" style:list-style-name="L2">
      <style:text-properties fo:color="#c9211e" loext:opacity="100%"/>
    </style:style>
    <style:style style:name="P23" style:family="paragraph" style:parent-style-name="Text_20_body" style:list-style-name="L3">
      <style:text-properties fo:color="#c9211e" loext:opacity="100%"/>
    </style:style>
    <style:style style:name="P24" style:family="paragraph" style:parent-style-name="Text_20_body" style:list-style-name="L4">
      <style:text-properties fo:color="#c9211e" loext:opacity="100%"/>
    </style:style>
    <style:style style:name="P25" style:family="paragraph" style:parent-style-name="Text_20_body" style:list-style-name="L5">
      <style:text-properties fo:color="#c9211e" loext:opacity="100%"/>
    </style:style>
    <style:style style:name="P26" style:family="paragraph" style:parent-style-name="Text_20_body" style:list-style-name="L6">
      <style:text-properties fo:color="#c9211e" loext:opacity="100%"/>
    </style:style>
    <style:style style:name="P27"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bold" officeooo:rsid="001e53c3" style:font-weight-asian="bold" style:font-weight-complex="bold"/>
    </style:style>
    <style:style style:name="T3" style:family="text">
      <style:text-properties officeooo:rsid="000ed480"/>
    </style:style>
    <style:style style:name="T4" style:family="text">
      <style:text-properties officeooo:rsid="000fe9bd"/>
    </style:style>
    <style:style style:name="T5" style:family="text">
      <style:text-properties officeooo:rsid="001b789a"/>
    </style:style>
    <style:style style:name="T6" style:family="text">
      <style:text-properties officeooo:rsid="001d4927"/>
    </style:style>
    <style:style style:name="T7" style:family="text">
      <style:text-properties officeooo:rsid="001e53c3"/>
    </style:style>
    <style:style style:name="T8" style:family="text">
      <style:text-properties fo:color="#c9211e" loext:opacity="100%"/>
    </style:style>
    <style:style style:name="T9" style:family="text">
      <style:text-properties officeooo:rsid="001ff5e8"/>
    </style:style>
    <style:style style:name="T10" style:family="text">
      <style:text-properties fo:font-style="normal" style:font-style-asian="normal" style:font-style-complex="normal"/>
    </style:style>
    <style:style style:name="T11" style:family="text">
      <style:text-properties fo:color="#00b000" loext:opacity="100%"/>
    </style:style>
    <style:style style:name="T12" style:family="text">
      <style:text-properties fo:color="#00b000" loext:opacity="100%" style:font-name="Noto Serif" fo:font-size="11pt" fo:font-weight="normal" officeooo:rsid="002159af" style:font-size-asian="9.60000038146973pt" style:font-weight-asian="normal" style:font-size-complex="11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Introduction</text:p>
      <text:p text:style-name="P7"><text:s text:c="4"/>-Data availability has been a bottleneck for underresourced languages in NLP, leading to a gap in access to language technology.</text:p>
      <text:p text:style-name="P7"><text:s text:c="4"/>-Multilingual language models help close this gap, as they allow smaller languages to “borrow” linguistic knowledge from larger languages in the model through <text:span text:style-name="T1">cross-lingual transfer</text:span>.</text:p>
      <text:p text:style-name="P7"><text:s text:c="4"/>-The goal is to investigate the role of typological relatedness in cross-lingual transfer.</text:p>
      <text:p text:style-name="P7"><text:s text:c="4"/>-To what degree is typological relatedness reflected in the model parameters?</text:p>
      <text:p text:style-name="P7"><text:s text:c="4"/>-What is the effect of typological relatedness on cross-lingual transfer?</text:p>
      <text:p text:style-name="P7"/>
      <text:p text:style-name="P8">2. Background</text:p>
      <text:p text:style-name="P4">Choenni et al. look at cross-lingual transfer through typologically related ‘intermediaries’.</text:p>
      <text:p text:style-name="P4"/>
      <text:p text:style-name="P5">Choenni et al. also have some other paper where they use URIEL vectors for typological relatedness</text:p>
      <text:p text:style-name="P4"/>
      <text:p text:style-name="P4">Tenney et al. <text:span text:style-name="T4">use scalar mixing weights to check which layers are used in which tasks, find low-level NLP is done in the earlier layers, whereas high-level, abstract linguistic concepts are captured in the later layers. Jawahar et al. do, too.</text:span></text:p>
      <text:p text:style-name="P4"/>
      <text:p text:style-name="P5">Niu et al. point out the representations are more nuanced, even if each layer does have its own specific specialization and if the representations are linguistically informed</text:p>
      <text:p text:style-name="P6"/>
      <text:p text:style-name="P8">3. Method</text:p>
      <text:p text:style-name="P5">Using UD because of its languages, using these languages from syntax_knn vector acrobatics</text:p>
      <text:p text:style-name="P6">-Modify Choenni et al.’s setup:</text:p>
      <text:p text:style-name="P6"><text:s text:c="4"/>-First fine-tune on German to instill general knowledge of dependency parsing;</text:p>
      <text:p text:style-name="P6"><text:s text:c="4"/>-Fine-tune on Dutch, Swedish, Czech, Hungarian;</text:p>
      <text:p text:style-name="P6"><text:s text:c="4"/>-Fine-tune Dutch, Czech, Hungarian models on Faroese, Upper Sorbian, Veps.</text:p>
      <text:p text:style-name="P6"/>
      <text:p text:style-name="P6">-<text:span text:style-name="T3">Use UDify’s scalar mixing weights to investigate how importance of layers shifts per language: Earlier layers may see updates in Dutch whereas later layers stay the same, all layers may update in Hungarian. (uitleggen waarom dit niet in gaat tegen GridLoc)</text:span></text:p>
      <text:p text:style-name="P6">-<text:span text:style-name="T3">In case typological relatedness boosts positive cross-lingual transfer, LAS(nld-fao) &gt; LAS(hun-fao) f.ex., also check UAS</text:span></text:p>
      <text:p text:style-name="P6">-<text:span text:style-name="T4">If possible, try and use GridLoc instead of the scalar mixing weights because it’s far more informative</text:span></text:p>
      <text:p text:style-name="P6"/>
      <text:p text:style-name="P8">4. Experimental Setup</text:p>
      <text:p text:style-name="P4">Can generally copy from current setup</text:p>
      <text:p text:style-name="P6"/>
      <text:p text:style-name="P8">5. Planning</text:p>
      <text:p text:style-name="P6">Plan</text:p>
      <text:p text:style-name="P9">Language models like BERT have led to impressive advancements in the field of NLP. However, many of the world’s languages lack the data required for training such language models, resulting in a gap in language technology access. One avenue of research that has been beneficial for underresourced languages has been multilingual language modeling. Multilingual language models (MLMs) are trained on a variety of languages and learn to map them to a single, shared <text:span text:style-name="T9">representational</text:span> space. In doing so, they learn <text:span text:style-name="T5">both the unique characteristics of each language in their training data as well as universal properties of language from all languages </text:span><text:span text:style-name="T6">taken together</text:span><text:span text:style-name="T5">. </text:span><text:span text:style-name="T6">This is particularly advantageous for underresourced languages, as models can bootstrap their understanding of them by leveraging the universal linguistic patterns learned from all other languages in the training data. That is, models </text:span><text:span text:style-name="T7">use knowledge obtained from some languages when dealing with other languages in a process called </text:span><text:span text:style-name="T2">cross-lingual transfer</text:span><text:span text:style-name="T7">.</text:span></text:p>
      <text:p text:style-name="P10"/>
      <text:p text:style-name="P2">How<text:span text:style-name="T10"> does it work. </text:span>When <text:span text:style-name="T10">does it work well. </text:span>What factors influence it<text:span text:style-name="T10">.</text:span></text:p>
      <text:p text:style-name="P19">Understood—then your intro pointers should focus more conceptually on the motivation and rationale rather than explicitly referencing gaps in existing research. Here's a concise conceptual outline:</text:p>
      <text:p text:style-name="P19"/>
      <text:p text:style-name="P19"><text:s text:c="4"/>Conceptual reasoning behind typology:</text:p>
      <text:p text:style-name="P19"><text:s text:c="8"/>Languages vary systematically, sharing certain features while differing significantly in others.</text:p>
      <text:p text:style-name="P19"><text:s text:c="8"/>It is intuitive that multilingual models could leverage these similarities to transfer knowledge more efficiently between typologically related languages.</text:p>
      <text:p text:style-name="P19"><text:s text:c="4"/>Motivation for deeper understanding:</text:p>
      <text:p text:style-name="P19"><text:s text:c="8"/>Understanding how multilingual models use typological similarities could help maximize cross-lingual transfer, especially benefiting underresourced languages.</text:p>
      <text:p text:style-name="P19"><text:s text:c="8"/>Examining this relationship closely may reveal what aspects of linguistic typology models inherently exploit when transferring knowledge.</text:p>
      <text:p text:style-name="P19"><text:s text:c="4"/>Your approach (briefly, conceptually):</text:p>
      <text:p text:style-name="P19"><text:s text:c="8"/>Focus on languages deliberately selected along a continuum of typological relatedness.</text:p>
      <text:p text:style-name="P19"><text:s text:c="8"/>Investigate internal workings of multilingual models to conceptually understand how typology shapes their learning processes.</text:p>
      <text:p text:style-name="P15">Pires, Schlinger, &amp; Garrette (2019) note a positive correlation between typological similarity and performance in a zero-shot setting.</text:p>
      <text:p text:style-name="P16"/>
      <text:p text:style-name="P16">Karthikeyan et al. (2020) find lexical overlap between source and target language to be of little importance in cross-lingual transfer. More high-level syntactic and semantic information seems to be more important.</text:p>
      <text:p text:style-name="P16"/>
      <text:p text:style-name="P11"><text:span text:style-name="T11">Choenni et al. (2023_investigating) look at how language models capture typological features</text:span>: </text:p>
      <text:p text:style-name="P12"><text:span text:style-name="Strong_20_Emphasis"><text:span text:style-name="T11">Typological information encoding</text:span></text:span><text:span text:style-name="T11">:<text:line-break/>They show that typological features are encoded within multilingual models like M-BERT, particularly within language-specific subspaces. They identify clear typological organization in M-BERT’s internal representations, with linguistic features being jointly encoded across languages that share similar typological properties</text:span></text:p>
      <text:p text:style-name="P17"/>
      <text:p text:style-name="P13"><text:span text:style-name="T12">​</text:span><text:span text:style-name="Strong_20_Emphasis"><text:span text:style-name="T11">Layer-specific encoding</text:span></text:span><text:span text:style-name="T11">:<text:line-break/>Typological properties in M-BERT and XLM-R are consistently represented across multiple layers, unlike models with cross-lingual pretraining objectives (LASER and XLM), which localize typological information primarily in lower layers. This suggests that M-BERT retains typological specificity throughout its layers</text:span></text:p>
      <text:p text:style-name="P18"/>
      <text:p text:style-name="P14"><text:span text:style-name="Strong_20_Emphasis"><text:span text:style-name="T11">Universality vs. specificity</text:span></text:span><text:span text:style-name="T11">:<text:line-break/>Their analysis also indicates a trade-off between universality and language-specific information. Models trained with monolingual objectives (like M-BERT) maintain distinct typological subspaces, which allows better retention of language-specific information. Conversely, cross-lingually trained models develop a more language-agnostic representation at the expense of typological details</text:span></text:p>
      <text:p text:style-name="P20"/>
      <text:p text:style-name="P20"/>
      <text:p text:style-name="P14">​<text:span text:style-name="T8">Theoretical Background (Short and Sweet):</text:span></text:p>
      <text:p text:style-name="Text_20_body"><text:span text:style-name="Strong_20_Emphasis"><text:span text:style-name="T8">1. Multilingual Models Enable Cross-Lingual Transfer:</text:span></text:span></text:p>
      <text:list xml:id="list3664860899" text:style-name="L1">
        <text:list-item>
          <text:p text:style-name="P21"><text:span text:style-name="Strong_20_Emphasis"><text:span text:style-name="T8">Multilingual models like M-BERT</text:span></text:span><text:span text:style-name="T8"> map multiple languages into a single representational space, enabling models trained on one language to generalize to others without explicit supervision (Pires et al., 2019; Karthikeyan et al., 2020).</text:span></text:p>
        </text:list-item>
      </text:list>
      <text:p text:style-name="Text_20_body"><text:span text:style-name="Strong_20_Emphasis"><text:span text:style-name="T8">2. Typological Similarity Enhances Cross-Lingual Transfer:</text:span></text:span></text:p>
      <text:list xml:id="list1188329976" text:style-name="L2">
        <text:list-item>
          <text:p text:style-name="P22">Cross-lingual transfer performance has been shown to correlate positively with the typological similarity of languages (Pires et al., 2019).</text:p>
        </text:list-item>
        <text:list-item>
          <text:p text:style-name="P22">Lexical similarity (shared words) is of minimal importance; instead, structural linguistic similarities (syntactic/semantic) are crucial (Karthikeyan et al., 2020).</text:p>
        </text:list-item>
      </text:list>
      <text:p text:style-name="Text_20_body"><text:span text:style-name="Strong_20_Emphasis"><text:span text:style-name="T8">3. Models Internally Represent Typological Information:</text:span></text:span></text:p>
      <text:list xml:id="list1051317106" text:style-name="L3">
        <text:list-item>
          <text:p text:style-name="P23">Multilingual models internally encode typological features explicitly. Typologically similar languages cluster together within internal model representations, allowing more effective knowledge sharing among related languages (Choenni &amp; Shutova, 2022).</text:p>
        </text:list-item>
        <text:list-item>
          <text:p text:style-name="P23"><text:soft-page-break/>Subnetworks within multilingual models emerge naturally, encoding both shared typological features and language-specific details. Controlling these subnetworks during fine-tuning can significantly affect cross-lingual performance (Choenni et al., 2023_cross).</text:p>
        </text:list-item>
      </text:list>
      <text:p text:style-name="Text_20_body"><text:span text:style-name="Strong_20_Emphasis"><text:span text:style-name="T8">4. Fine-Tuning Dynamics Influence Cross-Lingual Representations:</text:span></text:span></text:p>
      <text:list xml:id="list530894523" text:style-name="L4">
        <text:list-item>
          <text:p text:style-name="P24">Languages influence each other's learned representations during fine-tuning, both positively (shared linguistic features) and negatively (interference) (Choenni et al., 2023_languages).</text:p>
        </text:list-item>
        <text:list-item>
          <text:p text:style-name="P24">Fine-tuning in multilingual contexts dynamically revises internal representations, making this stage critical to understanding cross-lingual transfer dynamics (Choenni et al., 2024_echoes).</text:p>
        </text:list-item>
      </text:list>
      <text:p text:style-name="Text_20_body"><text:span text:style-name="Strong_20_Emphasis"><text:span text:style-name="T8">5. Scalar Mixing Weights as a Tool for Analysis:</text:span></text:span></text:p>
      <text:list xml:id="list1076193384" text:style-name="L5">
        <text:list-item>
          <text:p text:style-name="P25">Scalar mixing weights (from UDify) can reveal how linguistic information is distributed across layers in multilingual models (Kondratyuk &amp; Straka, 2019).</text:p>
        </text:list-item>
        <text:list-item>
          <text:p text:style-name="P25">Analyzing changes in scalar mixing weights across typologically varying fine-tuning setups can directly indicate how typological similarity affects the depth at which language knowledge is integrated within a multilingual model.</text:p>
        </text:list-item>
      </text:list>
      <text:p text:style-name="P1"/>
      <text:h text:style-name="Heading_20_3" text:outline-level="3"><text:span text:style-name="Strong_20_Emphasis"><text:span text:style-name="T8">Conclusion / Motivation of your experiment:</text:span></text:span></text:h>
      <text:p text:style-name="P3">Your thesis project will explicitly investigate how typological relatedness between languages affects cross-lingual transfer. Specifically, by fine-tuning M-BERT on a typologically varied set of languages (close vs. distant to German), and then further transferring to smaller, related languages, your experiment leverages scalar mixing weights analysis (Kondratyuk &amp; Straka, 2019) to directly observe the layer-level dynamics introduced by typological similarity.</text:p>
      <text:p text:style-name="P3">This targeted methodological combination allows you to conceptually and empirically elucidate the internal mechanisms through which multilingual models leverage typological similarity for cross-lingual transfer.</text:p>
      <text:p text:style-name="P1"/>
      <text:h text:style-name="Heading_20_3" text:outline-level="3"><text:span text:style-name="Strong_20_Emphasis"><text:span text:style-name="T8">Included (concise) papers &amp; their argumentative role:</text:span></text:span></text:h>
      <text:list xml:id="list3395978943" text:style-name="L6">
        <text:list-item>
          <text:p text:style-name="P27"><text:span text:style-name="Strong_20_Emphasis"><text:span text:style-name="T8">Multilingual/Cross-lingual transfer basics</text:span></text:span><text:span text:style-name="T8">:</text:span></text:p>
          <text:list>
            <text:list-item>
              <text:p text:style-name="P26">Pires et al. (2019)</text:p>
            </text:list-item>
            <text:list-item>
              <text:p text:style-name="P26">Karthikeyan et al. (2020)</text:p>
            </text:list-item>
          </text:list>
        </text:list-item>
        <text:list-item>
          <text:p text:style-name="P27"><text:span text:style-name="Strong_20_Emphasis"><text:span text:style-name="T8">Typological encoding in multilingual models</text:span></text:span><text:span text:style-name="T8">:</text:span></text:p>
          <text:list>
            <text:list-item>
              <text:p text:style-name="P26">Choenni &amp; Shutova (2022)</text:p>
            </text:list-item>
            <text:list-item>
              <text:p text:style-name="P26">Choenni et al. (2023_cross)</text:p>
            </text:list-item>
          </text:list>
        </text:list-item>
        <text:list-item>
          <text:p text:style-name="P27"><text:span text:style-name="Strong_20_Emphasis"><text:span text:style-name="T8">Fine-tuning dynamics</text:span></text:span><text:span text:style-name="T8">:</text:span></text:p>
          <text:list>
            <text:list-item>
              <text:p text:style-name="P26">Choenni et al. (2023_languages)</text:p>
            </text:list-item>
            <text:list-item>
              <text:p text:style-name="P26">Choenni et al. (2024_echoes)</text:p>
            </text:list-item>
          </text:list>
        </text:list-item>
        <text:list-item>
          <text:p text:style-name="P27"><text:soft-page-break/><text:span text:style-name="Strong_20_Emphasis"><text:span text:style-name="T8">Methodology (scalar mixing weights)</text:span></text:span><text:span text:style-name="T8">:</text:span></text:p>
          <text:list>
            <text:list-item>
              <text:p text:style-name="P26">Kondratyuk &amp; Straka (2019, UDify)</text:p>
            </text:list-item>
          </text:list>
        </text:list-item>
      </text:list>
      <text:p text:style-name="P3">This structure provides a concise, clear, and well-motivated theoretical foundation, directly leading to your specific experiment without extraneous details.</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6:20:34.225329746</meta:creation-date>
    <dc:date>2025-04-09T19:43:13.438524425</dc:date>
    <meta:editing-duration>PT30M12S</meta:editing-duration>
    <meta:editing-cycles>3</meta:editing-cycles>
    <meta:generator>LibreOffice/7.3.7.2$Linux_X86_64 LibreOffice_project/30$Build-2</meta:generator>
    <meta:document-statistic meta:table-count="0" meta:image-count="0" meta:object-count="0" meta:page-count="5" meta:paragraph-count="73" meta:word-count="1229" meta:character-count="9273" meta:non-whitespace-character-count="8043"/>
  </office:meta>
</office:document-meta>
</file>